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35.9mm"/>
    </style:style>
    <style:style style:name="co4" style:family="table-column">
      <style:table-column-properties fo:break-before="auto" style:column-width="22.58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Lucida Sans Unicode" style:font-name-complex="Tahoma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 style:data-style-name="N109"/>
    <style:style style:name="ce4" style:family="table-cell" style:parent-style-name="Default">
      <style:text-properties style:font-name="Liberation Sans" style:font-name-asian="DejaVu Sans" style:language-asian="zh" style:country-asian="CN" style:font-name-complex="Lohit Hindi" style:language-complex="hi" style:country-complex="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euille1" table:style-name="ta1" table:print="false">
        <table:shapes>
          <draw:frame draw:z-index="0" draw:style-name="gr1" draw:text-style-name="P1" svg:width="159.8mm" svg:height="119.53mm" svg:x="7.97mm" svg:y="228.71mm">
            <loext:p draw:notify-on-update-of-ranges="Feuille1.A2:Feuille1.A23 Feuille1.G1:Feuille1.G1 Feuille1.G2:Feuille1.G2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8mm" svg:height="90.05mm" svg:x="11.81mm" svg:y="135.2mm">
            <loext:p draw:notify-on-update-of-ranges="Feuille1.C1:Feuille1.G1 Feuille1.A22:Feuille1.B22 Feuille1.C22:Feuille1.G22 Feuille1.A26:Feuille1.A26 Feuille1.C26:Feuille1.G26 Feuille1.A25:Feuille1.A25 Feuille1.C25:Feuille1.G25 Feuille1.A27:Feuille1.A27 Feuille1.C27:Feuille1.G2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column table:style-name="co2" table:number-columns-repeated="5" table:default-cell-style-name="Default"/>
        <table:table-column table:style-name="co2" table:default-cell-style-name="ce3"/>
        <table:table-column table:style-name="co4" table:default-cell-style-name="ce4"/>
        <table:table-row table:style-name="ro3"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  <table:table-cell office:value-type="string" calcext:value-type="string">
            <text:p>CTRL 1</text:p>
          </table:table-cell>
          <table:table-cell office:value-type="string" calcext:value-type="string">
            <text:p>Devoir 1</text:p>
          </table:table-cell>
          <table:table-cell office:value-type="string" calcext:value-type="string">
            <text:p>CTRL 2</text:p>
          </table:table-cell>
          <table:table-cell office:value-type="string" calcext:value-type="string">
            <text:p>CTRL3</text:p>
          </table:table-cell>
          <table:table-cell office:value-type="string" calcext:value-type="string">
            <text:p>Moyenne</text:p>
          </table:table-cell>
          <table:table-cell table:style-name="Default"/>
        </table:table-row>
        <table:table-row table:style-name="ro3">
          <table:table-cell office:value-type="string" calcext:value-type="string">
            <text:p>ALIX</text:p>
          </table:table-cell>
          <table:table-cell office:value-type="string" calcext:value-type="string">
            <text:p>Yoann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ROUND(AVERAGE([.C2];[.D2];[.E2];[.F2]);1)" office:value-type="float" office:value="10.5" calcext:value-type="float">
            <text:p>10,5</text:p>
          </table:table-cell>
          <table:table-cell table:formula="of:=IF(AND([.G2]&gt;=10;OR([.C2]&gt;=10;[.E2]&gt;=10));&quot;Valide&quot;;IF(AND([.C2]&lt;&gt;&quot;Abs&quot;;[.E2]&lt;&gt;&quot;Abs&quot;);&quot;A repasser&quot;;&quot;Non Valide&quot;))" office:value-type="string" office:string-value="A repasser" calcext:value-type="string">
            <text:p>A repasser</text:p>
          </table:table-cell>
        </table:table-row>
        <table:table-row table:style-name="ro3">
          <table:table-cell office:value-type="string" calcext:value-type="string">
            <text:p>BUSNOT</text:p>
          </table:table-cell>
          <table:table-cell office:value-type="string" calcext:value-type="string">
            <text:p>Corinn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AVERAGE([.C3];[.D3];[.E3];[.F3])" office:value-type="float" office:value="11.25" calcext:value-type="float">
            <text:p>11,3</text:p>
          </table:table-cell>
          <table:table-cell table:formula="of:=IF(AND([.G3]&gt;=10;OR([.C3]&gt;=10;[.E3]&gt;=10));&quot;Valide&quot;;IF(AND([.C3]&lt;&gt;&quot;Abs&quot;;[.E3]&lt;&gt;&quot;Abs&quot;);&quot;A repasser&quot;;&quot;Non Valide&quot;))" office:value-type="string" office:string-value="Valide" calcext:value-type="string">
            <text:p>Valide</text:p>
          </table:table-cell>
        </table:table-row>
        <table:table-row table:style-name="ro3">
          <table:table-cell office:value-type="string" calcext:value-type="string">
            <text:p>DELAUTRE</text:p>
          </table:table-cell>
          <table:table-cell office:value-type="string" calcext:value-type="string">
            <text:p>Chloé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AVERAGE([.C4];[.D4];[.E4];[.F4])" office:value-type="float" office:value="11.5" calcext:value-type="float">
            <text:p>11,5</text:p>
          </table:table-cell>
          <table:table-cell table:formula="of:=IF(AND([.G4]&gt;=10;OR([.C4]&gt;=10;[.E4]&gt;=10));&quot;Valide&quot;;IF(AND([.C4]&lt;&gt;&quot;Abs&quot;;[.E4]&lt;&gt;&quot;Abs&quot;);&quot;A repasser&quot;;&quot;Non Valide&quot;))" office:value-type="string" office:string-value="A repasser" calcext:value-type="string">
            <text:p>A repasser</text:p>
          </table:table-cell>
        </table:table-row>
        <table:table-row table:style-name="ro3">
          <table:table-cell office:value-type="string" calcext:value-type="string">
            <text:p>DUVAL</text:p>
          </table:table-cell>
          <table:table-cell office:value-type="string" calcext:value-type="string">
            <text:p>Sylvain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Abs</text:p>
          </table:table-cell>
          <table:table-cell table:formula="of:=AVERAGE([.C5];[.D5];[.E5];[.F5])" office:value-type="float" office:value="10.3333333333333" calcext:value-type="float">
            <text:p>10,3</text:p>
          </table:table-cell>
          <table:table-cell table:formula="of:=IF(AND([.G5]&gt;=10;OR([.C5]&gt;=10;[.E5]&gt;=10));&quot;Valide&quot;;IF(AND([.C5]&lt;&gt;&quot;Abs&quot;;[.E5]&lt;&gt;&quot;Abs&quot;);&quot;A repasser&quot;;&quot;Non Valide&quot;))" office:value-type="string" office:string-value="Valide" calcext:value-type="string">
            <text:p>Valide</text:p>
          </table:table-cell>
        </table:table-row>
        <table:table-row table:style-name="ro3">
          <table:table-cell office:value-type="string" calcext:value-type="string">
            <text:p>DUVAL</text:p>
          </table:table-cell>
          <table:table-cell office:value-type="string" calcext:value-type="string">
            <text:p>Sandra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AVERAGE([.C6];[.D6];[.E6];[.F6])" office:value-type="float" office:value="11.5" calcext:value-type="float">
            <text:p>11,5</text:p>
          </table:table-cell>
          <table:table-cell table:formula="of:=IF(AND([.G6]&gt;=10;OR([.C6]&gt;=10;[.E6]&gt;=10));&quot;Valide&quot;;IF(AND([.C6]&lt;&gt;&quot;Abs&quot;;[.E6]&lt;&gt;&quot;Abs&quot;);&quot;A repasser&quot;;&quot;Non Valide&quot;))" office:value-type="string" office:string-value="Valide" calcext:value-type="string">
            <text:p>Valide</text:p>
          </table:table-cell>
        </table:table-row>
        <table:table-row table:style-name="ro3">
          <table:table-cell office:value-type="string" calcext:value-type="string">
            <text:p>FLEURY</text:p>
          </table:table-cell>
          <table:table-cell office:value-type="string" calcext:value-type="string">
            <text:p>Brice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AVERAGE([.C7];[.D7];[.E7];[.F7])" office:value-type="float" office:value="9.25" calcext:value-type="float">
            <text:p>9,3</text:p>
          </table:table-cell>
          <table:table-cell table:formula="of:=IF(AND([.G7]&gt;=10;OR([.C7]&gt;=10;[.E7]&gt;=10));&quot;Valide&quot;;IF(AND([.C7]&lt;&gt;&quot;Abs&quot;;[.E7]&lt;&gt;&quot;Abs&quot;);&quot;A repasser&quot;;&quot;Non Valide&quot;))" office:value-type="string" office:string-value="A repasser" calcext:value-type="string">
            <text:p>A repasser</text:p>
          </table:table-cell>
        </table:table-row>
        <table:table-row table:style-name="ro3">
          <table:table-cell office:value-type="string" calcext:value-type="string">
            <text:p>GAUTIER</text:p>
          </table:table-cell>
          <table:table-cell office:value-type="string" calcext:value-type="string">
            <text:p>Sébastien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Abs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AVERAGE([.C8];[.D8];[.E8];[.F8])" office:value-type="float" office:value="12" calcext:value-type="float">
            <text:p>12,0</text:p>
          </table:table-cell>
          <table:table-cell table:formula="of:=IF(AND([.G8]&gt;=10;OR([.C8]&gt;=10;[.E8]&gt;=10));&quot;Valide&quot;;IF(AND([.C8]&lt;&gt;&quot;Abs&quot;;[.E8]&lt;&gt;&quot;Abs&quot;);&quot;A repasser&quot;;&quot;Non Valide&quot;))" office:value-type="string" office:string-value="Valide" calcext:value-type="string">
            <text:p>Valide</text:p>
          </table:table-cell>
        </table:table-row>
        <table:table-row table:style-name="ro3">
          <table:table-cell office:value-type="string" calcext:value-type="string">
            <text:p>LAGADEC</text:p>
          </table:table-cell>
          <table:table-cell office:value-type="string" calcext:value-type="string">
            <text:p>Anne-Claire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AVERAGE([.C9];[.D9];[.E9];[.F9])" office:value-type="float" office:value="9.75" calcext:value-type="float">
            <text:p>9,8</text:p>
          </table:table-cell>
          <table:table-cell table:formula="of:=IF(AND([.G9]&gt;=10;OR([.C9]&gt;=10;[.E9]&gt;=10));&quot;Valide&quot;;IF(AND([.C9]&lt;&gt;&quot;Abs&quot;;[.E9]&lt;&gt;&quot;Abs&quot;);&quot;A repasser&quot;;&quot;Non Valide&quot;))" office:value-type="string" office:string-value="A repasser" calcext:value-type="string">
            <text:p>A repasser</text:p>
          </table:table-cell>
        </table:table-row>
        <table:table-row table:style-name="ro3">
          <table:table-cell office:value-type="string" calcext:value-type="string">
            <text:p>LAMY</text:p>
          </table:table-cell>
          <table:table-cell office:value-type="string" calcext:value-type="string">
            <text:p>Sophie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AVERAGE([.C10];[.D10];[.E10];[.F10])" office:value-type="float" office:value="9.25" calcext:value-type="float">
            <text:p>9,3</text:p>
          </table:table-cell>
          <table:table-cell table:formula="of:=IF(AND([.G10]&gt;=10;OR([.C10]&gt;=10;[.E10]&gt;=10));&quot;Valide&quot;;IF(AND([.C10]&lt;&gt;&quot;Abs&quot;;[.E10]&lt;&gt;&quot;Abs&quot;);&quot;A repasser&quot;;&quot;Non Valide&quot;))" office:value-type="string" office:string-value="A repasser" calcext:value-type="string">
            <text:p>A repasser</text:p>
          </table:table-cell>
        </table:table-row>
        <table:table-row table:style-name="ro3">
          <table:table-cell office:value-type="string" calcext:value-type="string">
            <text:p>LE</text:p>
          </table:table-cell>
          <table:table-cell office:value-type="string" calcext:value-type="string">
            <text:p>Thi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formula="of:=AVERAGE([.C11];[.D11];[.E11];[.F11])" office:value-type="float" office:value="12.25" calcext:value-type="float">
            <text:p>12,3</text:p>
          </table:table-cell>
          <table:table-cell table:formula="of:=IF(AND([.G11]&gt;=10;OR([.C11]&gt;=10;[.E11]&gt;=10));&quot;Valide&quot;;IF(AND([.C11]&lt;&gt;&quot;Abs&quot;;[.E11]&lt;&gt;&quot;Abs&quot;);&quot;A repasser&quot;;&quot;Non Valide&quot;))" office:value-type="string" office:string-value="Valide" calcext:value-type="string">
            <text:p>Valide</text:p>
          </table:table-cell>
        </table:table-row>
        <table:table-row table:style-name="ro3">
          <table:table-cell office:value-type="string" calcext:value-type="string">
            <text:p>LE GLAUNEC</text:p>
          </table:table-cell>
          <table:table-cell office:value-type="string" calcext:value-type="string">
            <text:p>Adele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AVERAGE([.C12];[.D12];[.E12];[.F12])" office:value-type="float" office:value="11.75" calcext:value-type="float">
            <text:p>11,8</text:p>
          </table:table-cell>
          <table:table-cell table:formula="of:=IF(AND([.G12]&gt;=10;OR([.C12]&gt;=10;[.E12]&gt;=10));&quot;Valide&quot;;IF(AND([.C12]&lt;&gt;&quot;Abs&quot;;[.E12]&lt;&gt;&quot;Abs&quot;);&quot;A repasser&quot;;&quot;Non Valide&quot;))" office:value-type="string" office:string-value="Valide" calcext:value-type="string">
            <text:p>Valide</text:p>
          </table:table-cell>
        </table:table-row>
        <table:table-row table:style-name="ro3">
          <table:table-cell office:value-type="string" calcext:value-type="string">
            <text:p>LEGUILLON</text:p>
          </table:table-cell>
          <table:table-cell office:value-type="string" calcext:value-type="string">
            <text:p>Julie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AVERAGE([.C13];[.D13];[.E13];[.F13])" office:value-type="float" office:value="12" calcext:value-type="float">
            <text:p>12,0</text:p>
          </table:table-cell>
          <table:table-cell table:formula="of:=IF(AND([.G13]&gt;=10;OR([.C13]&gt;=10;[.E13]&gt;=10));&quot;Valide&quot;;IF(AND([.C13]&lt;&gt;&quot;Abs&quot;;[.E13]&lt;&gt;&quot;Abs&quot;);&quot;A repasser&quot;;&quot;Non Valide&quot;))" office:value-type="string" office:string-value="Valide" calcext:value-type="string">
            <text:p>Valide</text:p>
          </table:table-cell>
        </table:table-row>
        <table:table-row table:style-name="ro3">
          <table:table-cell office:value-type="string" calcext:value-type="string">
            <text:p>LEPIETRE</text:p>
          </table:table-cell>
          <table:table-cell office:value-type="string" calcext:value-type="string">
            <text:p>Blandine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Abs</text:p>
          </table:table-cell>
          <table:table-cell office:value-type="float" office:value="12" calcext:value-type="float">
            <text:p>12</text:p>
          </table:table-cell>
          <table:table-cell table:formula="of:=AVERAGE([.C14];[.D14];[.E14];[.F14])" office:value-type="float" office:value="11.3333333333333" calcext:value-type="float">
            <text:p>11,3</text:p>
          </table:table-cell>
          <table:table-cell table:formula="of:=IF(AND([.G14]&gt;=10;OR([.C14]&gt;=10;[.E14]&gt;=10));&quot;Valide&quot;;IF(AND([.C14]&lt;&gt;&quot;Abs&quot;;[.E14]&lt;&gt;&quot;Abs&quot;);&quot;A repasser&quot;;&quot;Non Valide&quot;))" office:value-type="string" office:string-value="Valide" calcext:value-type="string">
            <text:p>Valide</text:p>
          </table:table-cell>
        </table:table-row>
        <table:table-row table:style-name="ro3">
          <table:table-cell office:value-type="string" calcext:value-type="string">
            <text:p>LIOEDDINE</text:p>
          </table:table-cell>
          <table:table-cell office:value-type="string" calcext:value-type="string">
            <text:p>Mohame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AVERAGE([.C15];[.D15];[.E15];[.F15])" office:value-type="float" office:value="11.25" calcext:value-type="float">
            <text:p>11,3</text:p>
          </table:table-cell>
          <table:table-cell table:formula="of:=IF(AND([.G15]&gt;=10;OR([.C15]&gt;=10;[.E15]&gt;=10));&quot;Valide&quot;;IF(AND([.C15]&lt;&gt;&quot;Abs&quot;;[.E15]&lt;&gt;&quot;Abs&quot;);&quot;A repasser&quot;;&quot;Non Valide&quot;))" office:value-type="string" office:string-value="Valide" calcext:value-type="string">
            <text:p>Valide</text:p>
          </table:table-cell>
        </table:table-row>
        <table:table-row table:style-name="ro3">
          <table:table-cell office:value-type="string" calcext:value-type="string">
            <text:p>MENNIER</text:p>
          </table:table-cell>
          <table:table-cell office:value-type="string" calcext:value-type="string">
            <text:p>Maud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AVERAGE([.C16];[.D16];[.E16];[.F16])" office:value-type="float" office:value="11.25" calcext:value-type="float">
            <text:p>11,3</text:p>
          </table:table-cell>
          <table:table-cell table:formula="of:=IF(AND([.G16]&gt;=10;OR([.C16]&gt;=10;[.E16]&gt;=10));&quot;Valide&quot;;IF(AND([.C16]&lt;&gt;&quot;Abs&quot;;[.E16]&lt;&gt;&quot;Abs&quot;);&quot;A repasser&quot;;&quot;Non Valide&quot;))" office:value-type="string" office:string-value="A repasser" calcext:value-type="string">
            <text:p>A repasser</text:p>
          </table:table-cell>
        </table:table-row>
        <table:table-row table:style-name="ro3">
          <table:table-cell office:value-type="string" calcext:value-type="string">
            <text:p>METTE</text:p>
          </table:table-cell>
          <table:table-cell office:value-type="string" calcext:value-type="string">
            <text:p>Christelle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AVERAGE([.C17];[.D17];[.E17];[.F17])" office:value-type="float" office:value="13" calcext:value-type="float">
            <text:p>13,0</text:p>
          </table:table-cell>
          <table:table-cell table:formula="of:=IF(AND([.G17]&gt;=10;OR([.C17]&gt;=10;[.E17]&gt;=10));&quot;Valide&quot;;IF(AND([.C17]&lt;&gt;&quot;Abs&quot;;[.E17]&lt;&gt;&quot;Abs&quot;);&quot;A repasser&quot;;&quot;Non Valide&quot;))" office:value-type="string" office:string-value="Valide" calcext:value-type="string">
            <text:p>Valide</text:p>
          </table:table-cell>
        </table:table-row>
        <table:table-row table:style-name="ro3">
          <table:table-cell office:value-type="string" calcext:value-type="string">
            <text:p>MICHEL</text:p>
          </table:table-cell>
          <table:table-cell office:value-type="string" calcext:value-type="string">
            <text:p>Elodie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AVERAGE([.C18];[.D18];[.E18];[.F18])" office:value-type="float" office:value="11.25" calcext:value-type="float">
            <text:p>11,3</text:p>
          </table:table-cell>
          <table:table-cell table:formula="of:=IF(AND([.G18]&gt;=10;OR([.C18]&gt;=10;[.E18]&gt;=10));&quot;Valide&quot;;IF(AND([.C18]&lt;&gt;&quot;Abs&quot;;[.E18]&lt;&gt;&quot;Abs&quot;);&quot;A repasser&quot;;&quot;Non Valide&quot;))" office:value-type="string" office:string-value="Valide" calcext:value-type="string">
            <text:p>Valide</text:p>
          </table:table-cell>
        </table:table-row>
        <table:table-row table:style-name="ro3">
          <table:table-cell office:value-type="string" calcext:value-type="string">
            <text:p>MICHEL</text:p>
          </table:table-cell>
          <table:table-cell office:value-type="string" calcext:value-type="string">
            <text:p>Valentin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AVERAGE([.C19];[.D19];[.E19];[.F19])" office:value-type="float" office:value="9.25" calcext:value-type="float">
            <text:p>9,3</text:p>
          </table:table-cell>
          <table:table-cell table:formula="of:=IF(AND([.G19]&gt;=10;OR([.C19]&gt;=10;[.E19]&gt;=10));&quot;Valide&quot;;IF(AND([.C19]&lt;&gt;&quot;Abs&quot;;[.E19]&lt;&gt;&quot;Abs&quot;);&quot;A repasser&quot;;&quot;Non Valide&quot;))" office:value-type="string" office:string-value="A repasser" calcext:value-type="string">
            <text:p>A repasser</text:p>
          </table:table-cell>
        </table:table-row>
        <table:table-row table:style-name="ro3">
          <table:table-cell office:value-type="string" calcext:value-type="string">
            <text:p>MONTAGNE</text:p>
          </table:table-cell>
          <table:table-cell office:value-type="string" calcext:value-type="string">
            <text:p>Anthony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AVERAGE([.C20];[.D20];[.E20];[.F20])" office:value-type="float" office:value="12.25" calcext:value-type="float">
            <text:p>12,3</text:p>
          </table:table-cell>
          <table:table-cell table:formula="of:=IF(AND([.G20]&gt;=10;OR([.C20]&gt;=10;[.E20]&gt;=10));&quot;Valide&quot;;IF(AND([.C20]&lt;&gt;&quot;Abs&quot;;[.E20]&lt;&gt;&quot;Abs&quot;);&quot;A repasser&quot;;&quot;Non Valide&quot;))" office:value-type="string" office:string-value="Valide" calcext:value-type="string">
            <text:p>Valide</text:p>
          </table:table-cell>
        </table:table-row>
        <table:table-row table:style-name="ro3">
          <table:table-cell office:value-type="string" calcext:value-type="string">
            <text:p>ROBERGE</text:p>
          </table:table-cell>
          <table:table-cell office:value-type="string" calcext:value-type="string">
            <text:p>Magali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AVERAGE([.C21];[.D21];[.E21];[.F21])" office:value-type="float" office:value="11.5" calcext:value-type="float">
            <text:p>11,5</text:p>
          </table:table-cell>
          <table:table-cell table:formula="of:=IF(AND([.G21]&gt;=10;OR([.C21]&gt;=10;[.E21]&gt;=10));&quot;Valide&quot;;IF(AND([.C21]&lt;&gt;&quot;Abs&quot;;[.E21]&lt;&gt;&quot;Abs&quot;);&quot;A repasser&quot;;&quot;Non Valide&quot;))" office:value-type="string" office:string-value="Valide" calcext:value-type="string">
            <text:p>Valide</text:p>
          </table:table-cell>
        </table:table-row>
        <table:table-row table:style-name="ro3">
          <table:table-cell office:value-type="string" calcext:value-type="string">
            <text:p>ROUXEL</text:p>
          </table:table-cell>
          <table:table-cell office:value-type="string" calcext:value-type="string">
            <text:p>Marc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formula="of:=AVERAGE([.C22];[.D22];[.E22];[.F22])" office:value-type="float" office:value="9" calcext:value-type="float">
            <text:p>9,0</text:p>
          </table:table-cell>
          <table:table-cell table:formula="of:=IF(AND([.G22]&gt;=10;OR([.C22]&gt;=10;[.E22]&gt;=10));&quot;Valide&quot;;IF(AND([.C22]&lt;&gt;&quot;Abs&quot;;[.E22]&lt;&gt;&quot;Abs&quot;);&quot;A repasser&quot;;&quot;Non Valide&quot;))" office:value-type="string" office:string-value="A repasser" calcext:value-type="string">
            <text:p>A repasser</text:p>
          </table:table-cell>
        </table:table-row>
        <table:table-row table:style-name="ro3">
          <table:table-cell office:value-type="string" calcext:value-type="string">
            <text:p>VOISIN</text:p>
          </table:table-cell>
          <table:table-cell office:value-type="string" calcext:value-type="string">
            <text:p>Aurélie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AVERAGE([.C23];[.D23];[.E23];[.F23])" office:value-type="float" office:value="9" calcext:value-type="float">
            <text:p>9,0</text:p>
          </table:table-cell>
          <table:table-cell table:formula="of:=IF(AND([.G23]&gt;=10;OR([.C23]&gt;=10;[.E23]&gt;=10));&quot;Valide&quot;;IF(AND([.C23]&lt;&gt;&quot;Abs&quot;;[.E23]&lt;&gt;&quot;Abs&quot;);&quot;A repasser&quot;;&quot;Non Valide&quot;))" office:value-type="string" office:string-value="A repasser" calcext:value-type="string">
            <text:p>A repasser</text:p>
          </table:table-cell>
        </table:table-row>
        <table:table-row table:style-name="ro3">
          <table:table-cell table:number-columns-repeated="6"/>
          <table:table-cell table:style-name="Default" table:number-columns-repeated="2"/>
        </table:table-row>
        <table:table-row table:style-name="ro3">
          <table:table-cell office:value-type="string" calcext:value-type="string">
            <text:p>Moyenne</text:p>
          </table:table-cell>
          <table:table-cell/>
          <table:table-cell table:style-name="ce1" table:formula="of:=AVERAGE([.C2:.C23])" office:value-type="float" office:value="6.95454545454545" calcext:value-type="float">
            <text:p>6,95</text:p>
          </table:table-cell>
          <table:table-cell table:style-name="ce1" table:formula="of:=AVERAGE([.D2:.D23])" office:value-type="float" office:value="14" calcext:value-type="float">
            <text:p>14</text:p>
          </table:table-cell>
          <table:table-cell table:style-name="ce1" table:formula="of:=AVERAGE([.E2:.E23])" office:value-type="float" office:value="9.76190476190476" calcext:value-type="float">
            <text:p>9,76</text:p>
          </table:table-cell>
          <table:table-cell table:style-name="ce1" table:formula="of:=AVERAGE([.F2:.F23])" office:value-type="float" office:value="13.1428571428571" calcext:value-type="float">
            <text:p>13,14</text:p>
          </table:table-cell>
          <table:table-cell table:style-name="ce1" table:formula="of:=AVERAGE([.G2:.G23])" office:value-type="float" office:value="10.9280303030303" calcext:value-type="float">
            <text:p>10,93</text:p>
          </table:table-cell>
          <table:table-cell table:style-name="Default"/>
        </table:table-row>
        <table:table-row table:style-name="ro3">
          <table:table-cell office:value-type="string" calcext:value-type="string">
            <text:p>Note la Plus Basse</text:p>
          </table:table-cell>
          <table:table-cell/>
          <table:table-cell table:formula="of:=MIN([.C2:.C23])" office:value-type="float" office:value="4" calcext:value-type="float">
            <text:p>4</text:p>
          </table:table-cell>
          <table:table-cell table:formula="of:=MIN([.D2:.D23])" office:value-type="float" office:value="8" calcext:value-type="float">
            <text:p>8</text:p>
          </table:table-cell>
          <table:table-cell table:formula="of:=MIN([.E2:.E23])" office:value-type="float" office:value="6" calcext:value-type="float">
            <text:p>6</text:p>
          </table:table-cell>
          <table:table-cell table:formula="of:=MIN([.F2:.F23])" office:value-type="float" office:value="8" calcext:value-type="float">
            <text:p>8</text:p>
          </table:table-cell>
          <table:table-cell table:style-name="Default" table:formula="of:=MIN([.G2:.G23])" office:value-type="float" office:value="9" calcext:value-type="float">
            <text:p>9</text:p>
          </table:table-cell>
          <table:table-cell table:style-name="Default"/>
        </table:table-row>
        <table:table-row table:style-name="ro3">
          <table:table-cell office:value-type="string" calcext:value-type="string">
            <text:p>Note la plus haute</text:p>
          </table:table-cell>
          <table:table-cell/>
          <table:table-cell table:formula="of:=MAX([.C2:.C23])" office:value-type="float" office:value="11" calcext:value-type="float">
            <text:p>11</text:p>
          </table:table-cell>
          <table:table-cell table:formula="of:=MAX([.D2:.D23])" office:value-type="float" office:value="18" calcext:value-type="float">
            <text:p>18</text:p>
          </table:table-cell>
          <table:table-cell table:formula="of:=MAX([.E2:.E23])" office:value-type="float" office:value="14" calcext:value-type="float">
            <text:p>14</text:p>
          </table:table-cell>
          <table:table-cell table:formula="of:=MAX([.F2:.F23])" office:value-type="float" office:value="18" calcext:value-type="float">
            <text:p>18</text:p>
          </table:table-cell>
          <table:table-cell table:style-name="Default" table:formula="of:=MAX([.G2:.G23])" office:value-type="float" office:value="13" calcext:value-type="float">
            <text:p>13</text:p>
          </table:table-cell>
          <table:table-cell table:style-name="Default"/>
        </table:table-row>
        <table:table-row table:style-name="ro3">
          <table:table-cell office:value-type="string" calcext:value-type="string">
            <text:p>Nb 10 ou plus</text:p>
          </table:table-cell>
          <table:table-cell/>
          <table:table-cell table:formula="of:=COUNTIF([.C2:.C23]; &quot;&gt;=10&quot;)" office:value-type="float" office:value="5" calcext:value-type="float">
            <text:p>5</text:p>
          </table:table-cell>
          <table:table-cell table:formula="of:=COUNTIF([.D2:.D23]; &quot;&gt;=10&quot;)" office:value-type="float" office:value="18" calcext:value-type="float">
            <text:p>18</text:p>
          </table:table-cell>
          <table:table-cell table:formula="of:=COUNTIF([.E2:.E23]; &quot;&gt;=10&quot;)" office:value-type="float" office:value="12" calcext:value-type="float">
            <text:p>12</text:p>
          </table:table-cell>
          <table:table-cell table:formula="of:=COUNTIF([.F2:.F23]; &quot;&gt;=10&quot;)" office:value-type="float" office:value="18" calcext:value-type="float">
            <text:p>18</text:p>
          </table:table-cell>
          <table:table-cell table:style-name="Default" table:formula="of:=COUNTIF([.G2:.G23]; &quot;&gt;=10&quot;)" office:value-type="float" office:value="16" calcext:value-type="float">
            <text:p>16</text:p>
          </table:table-cell>
          <table:table-cell table:style-name="Default"/>
        </table:table-row>
        <table:table-row table:style-name="ro3">
          <table:table-cell office:value-type="string" calcext:value-type="string">
            <text:p>Nb 8 ou moins</text:p>
          </table:table-cell>
          <table:table-cell/>
          <table:table-cell table:formula="of:=COUNTIF([.C3:.C24]; &quot;&lt;=8&quot;)" office:value-type="float" office:value="16" calcext:value-type="float">
            <text:p>16</text:p>
          </table:table-cell>
          <table:table-cell table:formula="of:=COUNTIF([.D3:.D24]; &quot;&lt;=8&quot;)" office:value-type="float" office:value="3" calcext:value-type="float">
            <text:p>3</text:p>
          </table:table-cell>
          <table:table-cell table:formula="of:=COUNTIF([.E3:.E24]; &quot;&lt;=8&quot;)" office:value-type="float" office:value="4" calcext:value-type="float">
            <text:p>4</text:p>
          </table:table-cell>
          <table:table-cell table:formula="of:=COUNTIF([.F3:.F24]; &quot;&lt;=8&quot;)" office:value-type="float" office:value="1" calcext:value-type="float">
            <text:p>1</text:p>
          </table:table-cell>
          <table:table-cell table:style-name="Default" table:formula="of:=COUNTIF([.G3:.G24]; &quot;&lt;=8&quot;)" office:value-type="float" office:value="0" calcext:value-type="float">
            <text:p>0</text:p>
          </table:table-cell>
          <table:table-cell table:style-name="Default"/>
        </table:table-row>
      </table:table>
      <table:table table:name="Feui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Feuille1.A2:Feuille1.B2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5">00/00/0000</text:date>, <text:time style:data-style-name="N2" text:time-value="10:36:58.7677117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 LibreOffice_project/10m0$Build-2</meta:generator>
    <meta:initial-creator>Dominique Lachiver</meta:initial-creator>
    <meta:creation-date>2005-11-27T09:22:28</meta:creation-date>
    <dc:date>2016-12-15T10:37:23.851677088</dc:date>
    <dc:language>fr-FR</dc:language>
    <meta:editing-cycles>10</meta:editing-cycles>
    <meta:editing-duration>PT26M33S</meta:editing-duration>
    <meta:document-statistic meta:table-count="3" meta:cell-count="213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9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1cm" svg:height="11.954cm" xlink:href=".." xlink:type="simple" chart:class="chart:bar" chart:style-name="ch1">
        <chart:title svg:x="5.954cm" svg:y="0.478cm" chart:style-name="ch2">
          <text:p>1er trimestre</text:p>
        </chart:title>
        <chart:legend svg:x="13.252cm" svg:y="0.446cm" style:legend-expansion="custom" chartooo:width="1.944cm" chartooo:height="0.795cm" style:legend-expansion-aspect-ratio="2.44528301886792" chart:style-name="ch3"/>
        <chart:plot-area chart:style-name="ch4" table:cell-range-address="Feuille1.A2:Feuille1.A23 Feuille1.G1:Feuille1.G23" chart:data-source-has-labels="both" svg:x="0.319cm" svg:y="1.393cm" svg:width="15.343cm" svg:height="10.322cm">
          <chartooo:coordinate-region svg:x="2.74cm" svg:y="1.393cm" svg:width="12.59cm" svg:height="9.675cm"/>
          <chart:axis chart:dimension="x" chart:name="primary-x" chart:style-name="ch5" chartooo:axis-type="auto">
            <chartooo:date-scale/>
            <chart:categories table:cell-range-address="Feuille1.A2:Feuille1.A23"/>
          </chart:axis>
          <chart:axis chart:dimension="y" chart:name="primary-y" chart:style-name="ch6"/>
          <chart:series chart:style-name="ch7" chart:values-cell-range-address="Feuille1.G2:Feuille1.G23" chart:label-cell-address="Feuille1.G1:Feuille1.G1" chart:class="chart:bar"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yenne</text:p>
                <draw:g>
                  <svg:desc>Feuille1.G1:Feuille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IX</text:p>
                <draw:g>
                  <svg:desc>Feuille1.A2:Feuille1.A23</svg:desc>
                </draw:g>
              </table:table-cell>
              <table:table-cell office:value-type="float" office:value="10.5">
                <text:p>10.5</text:p>
                <draw:g>
                  <svg:desc>Feuille1.G2:Feuille1.G23</svg:desc>
                </draw:g>
              </table:table-cell>
            </table:table-row>
            <table:table-row>
              <table:table-cell office:value-type="string">
                <text:p>BUSNOT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DELAUTRE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DUVAL</text:p>
              </table:table-cell>
              <table:table-cell office:value-type="float" office:value="10.3333333333333">
                <text:p>10.3333333333333</text:p>
              </table:table-cell>
            </table:table-row>
            <table:table-row>
              <table:table-cell office:value-type="string">
                <text:p>DUVAL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FLEURY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>GAUTIER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LAGADEC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string">
                <text:p>LAMY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>LE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LE GLAUNEC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LEGUILLO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LEPIETRE</text:p>
              </table:table-cell>
              <table:table-cell office:value-type="float" office:value="11.3333333333333">
                <text:p>11.3333333333333</text:p>
              </table:table-cell>
            </table:table-row>
            <table:table-row>
              <table:table-cell office:value-type="string">
                <text:p>LIOEDDINE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MENNIER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METTE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MICHEL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MICHEL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>MONTAGNE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ROBERGE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ROUXEL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VOISIN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1cm" svg:height="9.006cm" xlink:href=".." xlink:type="simple" chart:class="chart:line" chart:style-name="ch1">
        <chart:title svg:x="6.14cm" svg:y="0.371cm" chart:style-name="ch2">
          <text:p>Profil de Rouxel</text:p>
        </chart:title>
        <chart:legend chart:legend-position="end" svg:x="11.674cm" svg:y="3.457cm" style:legend-expansion="high" chart:style-name="ch3"/>
        <chart:plot-area chart:style-name="ch4" table:cell-range-address="Feuille1.C1:Feuille1.G1 Feuille1.A22:Feuille1.G22 Feuille1.A25:Feuille1.A27 Feuille1.C25:Feuille1.G27" chart:data-source-has-labels="both" svg:x="0.319cm" svg:y="1.275cm" svg:width="11.036cm" svg:height="7.551cm">
          <chartooo:coordinate-region svg:x="0.888cm" svg:y="1.474cm" svg:width="9.712cm" svg:height="6.705cm"/>
          <chart:axis chart:dimension="x" chart:name="primary-x" chart:style-name="ch5" chartooo:axis-type="auto">
            <chartooo:date-scale/>
            <chart:categories table:cell-range-address="Feuille1.C1:Feuille1.G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C22:Feuille1.G22" chart:label-cell-address="Feuille1.A22:Feuille1.B22" chart:class="chart:line">
            <chart:data-point chart:repeated="5"/>
          </chart:series>
          <chart:series chart:style-name="ch8" chart:values-cell-range-address="Feuille1.C26:Feuille1.G26" chart:label-cell-address="Feuille1.A26:Feuille1.A26" chart:class="chart:line">
            <chart:data-point chart:repeated="5"/>
          </chart:series>
          <chart:series chart:style-name="ch9" chart:values-cell-range-address="Feuille1.C25:Feuille1.G25" chart:label-cell-address="Feuille1.A25:Feuille1.A25" chart:class="chart:line">
            <chart:data-point chart:repeated="5"/>
          </chart:series>
          <chart:series chart:style-name="ch10" chart:values-cell-range-address="Feuille1.C27:Feuille1.G27" chart:label-cell-address="Feuille1.A27:Feuille1.A27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TRL 1</text:p>
                <draw:g>
                  <svg:desc>Feuille1.C1:Feuille1.G1</svg:desc>
                </draw:g>
              </table:table-cell>
              <table:table-cell office:value-type="string">
                <text:p>Devoir 1</text:p>
              </table:table-cell>
              <table:table-cell office:value-type="string">
                <text:p>CTRL 2</text:p>
              </table:table-cell>
              <table:table-cell office:value-type="string">
                <text:p>CTRL3</text:p>
              </table:table-cell>
              <table:table-cell office:value-type="string">
                <text:p>Moyenne</text:p>
              </table:table-cell>
            </table:table-row>
          </table:table-header-rows>
          <table:table-rows>
            <table:table-row>
              <table:table-cell office:value-type="string">
                <text:p>ROUXEL Marc</text:p>
                <text:list>
                  <text:list-item>
                    <text:p>ROUXEL</text:p>
                  </text:list-item>
                  <text:list-item>
                    <text:p>Marc</text:p>
                  </text:list-item>
                </text:list>
                <draw:g>
                  <svg:desc>Feuille1.A22:Feuille1.B22</svg:desc>
                </draw:g>
              </table:table-cell>
              <table:table-cell office:value-type="float" office:value="4">
                <text:p>4</text:p>
                <draw:g>
                  <svg:desc>Feuille1.C22:Feuille1.G22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Note la Plus Basse</text:p>
                <draw:g>
                  <svg:desc>Feuille1.A26:Feuille1.A26</svg:desc>
                </draw:g>
              </table:table-cell>
              <table:table-cell office:value-type="float" office:value="4">
                <text:p>4</text:p>
                <draw:g>
                  <svg:desc>Feuille1.C26:Feuille1.G26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Moyenne</text:p>
                <draw:g>
                  <svg:desc>Feuille1.A25:Feuille1.A25</svg:desc>
                </draw:g>
              </table:table-cell>
              <table:table-cell office:value-type="float" office:value="6.95454545454545">
                <text:p>6.95454545454545</text:p>
                <draw:g>
                  <svg:desc>Feuille1.C25:Feuille1.G25</svg:desc>
                </draw:g>
              </table:table-cell>
              <table:table-cell office:value-type="float" office:value="14">
                <text:p>14</text:p>
              </table:table-cell>
              <table:table-cell office:value-type="float" office:value="9.76190476190476">
                <text:p>9.76190476190476</text:p>
              </table:table-cell>
              <table:table-cell office:value-type="float" office:value="13.1428571428571">
                <text:p>13.1428571428571</text:p>
              </table:table-cell>
              <table:table-cell office:value-type="float" office:value="10.9280303030303">
                <text:p>10.9280303030303</text:p>
              </table:table-cell>
            </table:table-row>
            <table:table-row>
              <table:table-cell office:value-type="string">
                <text:p>Note la plus haute</text:p>
                <draw:g>
                  <svg:desc>Feuille1.A27:Feuille1.A27</svg:desc>
                </draw:g>
              </table:table-cell>
              <table:table-cell office:value-type="float" office:value="11">
                <text:p>11</text:p>
                <draw:g>
                  <svg:desc>Feuille1.C27:Feuille1.G27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